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5pt solid #000000"/>
    </style:style>
    <style:style style:name="Tau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5pt solid #000000"/>
    </style:style>
    <style:style style:name="Tau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5pt solid #000000"/>
    </style:style>
    <style:style style:name="Tau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1dd7b"/>
    </style:style>
    <style:style style:name="P2" style:family="paragraph" style:parent-style-name="Footer">
      <style:text-properties officeooo:paragraph-rsid="0022aca2"/>
    </style:style>
    <style:style style:name="P3" style:family="paragraph" style:parent-style-name="Standard">
      <style:paragraph-properties fo:line-height="150%"/>
      <style:text-properties style:font-name="Arial" fo:font-size="12pt" fo:language="ca" fo:country="ES" officeooo:rsid="0045f745" officeooo:paragraph-rsid="00556de8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Arial" fo:font-size="12pt" fo:language="ca" fo:country="ES" officeooo:rsid="00556de8" officeooo:paragraph-rsid="00556de8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Arial" fo:font-size="12pt" fo:language="ca" fo:country="ES" officeooo:rsid="0059feb0" officeooo:paragraph-rsid="0059feb0" style:font-size-asian="12pt" style:font-size-complex="12pt"/>
    </style:style>
    <style:style style:name="P6" style:family="paragraph" style:parent-style-name="Table_20_Contents">
      <style:text-properties style:font-name="Arial" fo:font-size="12pt" officeooo:paragraph-rsid="00556de8" style:font-size-asian="12pt" style:font-size-complex="12pt"/>
    </style:style>
    <style:style style:name="P7" style:family="paragraph" style:parent-style-name="Table_20_Contents">
      <style:text-properties style:font-name="Arial" fo:font-size="12pt" officeooo:paragraph-rsid="0059feb0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fo:color="#ff0000" loext:opacity="100%" style:font-name="Arial Black" fo:font-size="18pt" fo:language="ca" fo:country="ES" fo:font-weight="bold" officeooo:rsid="002cf4a3" officeooo:paragraph-rsid="002bced0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2e9d99"/>
    </style:style>
    <style:style style:name="P10" style:family="paragraph" style:parent-style-name="Table_20_Contents">
      <style:text-properties officeooo:paragraph-rsid="00556de8"/>
    </style:style>
    <style:style style:name="P11" style:family="paragraph" style:parent-style-name="Table_20_Contents">
      <style:text-properties officeooo:paragraph-rsid="0059feb0"/>
    </style:style>
    <style:style style:name="P12" style:family="paragraph" style:parent-style-name="Standard" style:list-style-name="L1">
      <style:paragraph-properties fo:line-height="150%"/>
      <style:text-properties style:font-name="Arial" fo:font-size="12pt" fo:language="ca" fo:country="ES" officeooo:rsid="00556de8" officeooo:paragraph-rsid="00556de8" style:font-size-asian="12pt" style:font-size-complex="12pt"/>
    </style:style>
    <style:style style:name="P13" style:family="paragraph" style:parent-style-name="Standard" style:list-style-name="L1">
      <style:paragraph-properties fo:line-height="150%"/>
      <style:text-properties style:font-name="Arial" fo:font-size="12pt" fo:language="ca" fo:country="ES" officeooo:rsid="00556de8" officeooo:paragraph-rsid="0074ae16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Arial" fo:font-size="12pt" fo:language="ca" fo:country="ES" officeooo:rsid="00556de8" officeooo:paragraph-rsid="00556de8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Arial" fo:font-size="12pt" fo:language="ca" fo:country="ES" officeooo:rsid="00556de8" officeooo:paragraph-rsid="0074ae16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Arial" fo:font-size="12pt" fo:language="ca" fo:country="ES" officeooo:rsid="00556de8" officeooo:paragraph-rsid="00769e95" style:font-size-asian="12pt" style:font-size-complex="12pt"/>
    </style:style>
    <style:style style:name="P17" style:family="paragraph" style:parent-style-name="Standard" style:list-style-name="L5">
      <style:paragraph-properties fo:line-height="150%"/>
      <style:text-properties style:font-name="Arial" fo:font-size="12pt" fo:language="ca" fo:country="ES" officeooo:rsid="0059feb0" officeooo:paragraph-rsid="0059feb0" style:font-size-asian="12pt" style:font-size-complex="12pt"/>
    </style:style>
    <style:style style:name="P18" style:family="paragraph" style:parent-style-name="Standard" style:list-style-name="L6">
      <style:paragraph-properties fo:line-height="150%"/>
      <style:text-properties style:font-name="Arial" fo:font-size="12pt" fo:language="ca" fo:country="ES" officeooo:rsid="0059feb0" officeooo:paragraph-rsid="00769e95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Arial" fo:font-size="12pt" fo:language="ca" fo:country="ES" officeooo:rsid="0059feb0" officeooo:paragraph-rsid="00769e95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Arial" fo:font-size="12pt" fo:language="ca" fo:country="ES" officeooo:rsid="0045f745" officeooo:paragraph-rsid="00769e95" style:font-size-asian="12pt" style:font-size-complex="12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Arial" fo:font-size="12pt" fo:language="ca" fo:country="ES" officeooo:rsid="00068cc3" officeooo:paragraph-rsid="00356c06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Arial" fo:font-size="12pt" fo:language="ca" fo:country="ES" officeooo:rsid="00765afb" officeooo:paragraph-rsid="00765afb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Arial" fo:font-size="12pt" fo:language="ca" fo:country="ES" officeooo:rsid="0076ee44" officeooo:paragraph-rsid="0076ee44" style:font-size-asian="12pt" style:font-size-complex="12pt"/>
    </style:style>
    <style:style style:name="P24" style:family="paragraph" style:parent-style-name="Standard" style:list-style-name="L3">
      <style:paragraph-properties fo:line-height="150%"/>
      <style:text-properties officeooo:paragraph-rsid="006550fc"/>
    </style:style>
    <style:style style:name="P25" style:family="paragraph" style:parent-style-name="Standard" style:list-style-name="L3">
      <style:paragraph-properties fo:line-height="150%"/>
      <style:text-properties officeooo:paragraph-rsid="00556de8"/>
    </style:style>
    <style:style style:name="P26" style:family="paragraph" style:parent-style-name="Standard" style:list-style-name="L3">
      <style:paragraph-properties fo:line-height="150%"/>
      <style:text-properties officeooo:paragraph-rsid="00769e95"/>
    </style:style>
    <style:style style:name="P27" style:family="paragraph" style:parent-style-name="Standard">
      <style:paragraph-properties fo:line-height="150%"/>
      <style:text-properties officeooo:paragraph-rsid="00556de8"/>
    </style:style>
    <style:style style:name="P28" style:family="paragraph" style:parent-style-name="Standard">
      <style:paragraph-properties fo:line-height="150%"/>
      <style:text-properties officeooo:paragraph-rsid="0059feb0"/>
    </style:style>
    <style:style style:name="P29" style:family="paragraph" style:parent-style-name="Standard">
      <style:paragraph-properties fo:line-height="150%"/>
      <style:text-properties officeooo:paragraph-rsid="00769e95"/>
    </style:style>
    <style:style style:name="P30" style:family="paragraph" style:parent-style-name="Standard">
      <style:paragraph-properties fo:line-height="150%" fo:text-align="center" style:justify-single-word="false"/>
      <style:text-properties fo:color="#c71585" loext:opacity="100%" style:font-name="Arial" fo:font-size="18pt" fo:language="ca" fo:country="ES" fo:font-weight="bold" officeooo:rsid="00727ecd" officeooo:paragraph-rsid="00727ecd" style:font-size-asian="18pt" style:font-weight-asian="bold" style:font-size-complex="18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color="#c71585" loext:opacity="100%" style:font-name="Arial" fo:font-size="18pt" fo:language="ca" fo:country="ES" fo:font-weight="bold" officeooo:rsid="0074ae16" officeooo:paragraph-rsid="0074ae16" style:font-size-asian="18pt" style:font-weight-asian="bold" style:font-size-complex="18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color="#c71585" loext:opacity="100%" style:font-name="Arial" fo:font-size="18pt" fo:language="ca" fo:country="ES" fo:font-weight="bold" officeooo:rsid="0074ae16" officeooo:paragraph-rsid="00765afb" style:font-size-asian="18pt" style:font-weight-asian="bold" style:font-size-complex="18pt" style:font-weight-complex="bold"/>
    </style:style>
    <style:style style:name="P33" style:family="paragraph" style:parent-style-name="Standard" style:list-style-name="L3">
      <style:paragraph-properties fo:line-height="150%"/>
      <style:text-properties officeooo:rsid="0074ae16" officeooo:paragraph-rsid="0074ae16"/>
    </style:style>
    <style:style style:name="P34" style:family="paragraph" style:parent-style-name="Standard" style:list-style-name="L3">
      <style:paragraph-properties fo:line-height="150%"/>
      <style:text-properties officeooo:rsid="0074ae16" officeooo:paragraph-rsid="00769e95"/>
    </style:style>
    <style:style style:name="P35" style:family="paragraph" style:parent-style-name="Standard">
      <style:text-properties officeooo:paragraph-rsid="00786b9a"/>
    </style:style>
    <style:style style:name="P36" style:family="paragraph" style:parent-style-name="Table_20_Contents">
      <style:text-properties style:font-name="Arial" fo:font-size="12pt" officeooo:paragraph-rsid="00769e95" style:font-size-asian="12pt" style:font-size-complex="12pt"/>
    </style:style>
    <style:style style:name="P37" style:family="paragraph" style:parent-style-name="Table_20_Contents">
      <style:text-properties style:font-name="Arial" fo:font-size="12pt" officeooo:paragraph-rsid="0076ee44" style:font-size-asian="12pt" style:font-size-complex="12pt"/>
    </style:style>
    <style:style style:name="P38" style:family="paragraph" style:parent-style-name="Table_20_Contents">
      <style:text-properties style:font-name="Arial" fo:font-size="12pt" officeooo:paragraph-rsid="00786b9a" style:font-size-asian="12pt" style:font-size-complex="12pt"/>
    </style:style>
    <style:style style:name="P39" style:family="paragraph" style:parent-style-name="Table_20_Contents">
      <style:text-properties officeooo:paragraph-rsid="00769e95"/>
    </style:style>
    <style:style style:name="P40" style:family="paragraph" style:parent-style-name="Table_20_Contents">
      <style:text-properties officeooo:paragraph-rsid="0076ee44"/>
    </style:style>
    <style:style style:name="P41" style:family="paragraph" style:parent-style-name="Table_20_Contents">
      <style:text-properties officeooo:paragraph-rsid="00786b9a"/>
    </style:style>
    <style:style style:name="T1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21dd7b" style:font-size-asian="12pt" style:font-weight-asian="bold" style:font-size-complex="12pt" style:font-weight-complex="bold"/>
    </style:style>
    <style:style style:name="T2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2c7685" style:font-size-asian="12pt" style:font-weight-asian="bold" style:font-size-complex="12pt" style:font-weight-complex="bold"/>
    </style:style>
    <style:style style:name="T3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660308" style:font-size-asian="12pt" style:font-weight-asian="bold" style:font-size-complex="12pt" style:font-weight-complex="bold"/>
    </style:style>
    <style:style style:name="T4" style:family="text">
      <style:text-properties fo:color="#8b0000" loext:opacity="100%" style:font-name="Arial" fo:font-weight="bold" officeooo:rsid="0022aca2" style:font-weight-asian="bold" style:font-weight-complex="bold" style:text-overline-style="solid" style:text-overline-width="auto" style:text-overline-color="font-color"/>
    </style:style>
    <style:style style:name="T5" style:family="text">
      <style:text-properties fo:color="#8b0000" loext:opacity="100%" style:font-name="Arial" fo:font-weight="bold" officeooo:rsid="0056a91e" style:font-weight-asian="bold" style:font-weight-complex="bold" style:text-overline-style="solid" style:text-overline-width="auto" style:text-overline-color="font-color"/>
    </style:style>
    <style:style style:name="T6" style:family="text">
      <style:text-properties fo:color="#8b0000" loext:opacity="100%" style:font-name="Arial" fo:font-weight="bold" officeooo:rsid="003ed76b" style:font-weight-asian="bold" style:font-weight-complex="bold" style:text-overline-style="solid" style:text-overline-width="auto" style:text-overline-color="font-color"/>
    </style:style>
    <style:style style:name="T7" style:family="text">
      <style:text-properties fo:color="#8b0000" loext:opacity="100%" style:font-name="Arial" fo:font-weight="bold" officeooo:rsid="0076ee44" style:font-weight-asian="bold" style:font-weight-complex="bold" style:text-overline-style="solid" style:text-overline-width="auto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6a91e" style:font-weight-asian="bold" style:font-weight-complex="bold"/>
    </style:style>
    <style:style style:name="T10" style:family="text">
      <style:text-properties fo:font-weight="bold" officeooo:rsid="0068aef9" style:font-weight-asian="bold" style:font-weight-complex="bold"/>
    </style:style>
    <style:style style:name="T11" style:family="text">
      <style:text-properties fo:font-weight="bold" officeooo:rsid="0071beaf" style:font-weight-asian="bold" style:font-weight-complex="bold"/>
    </style:style>
    <style:style style:name="T12" style:family="text">
      <style:text-properties fo:font-weight="bold" officeooo:rsid="00769e95" style:font-weight-asian="bold" style:font-weight-complex="bold"/>
    </style:style>
    <style:style style:name="T13" style:family="text">
      <style:text-properties fo:font-weight="bold" officeooo:rsid="0079239a" style:font-weight-asian="bold" style:font-weight-complex="bold"/>
    </style:style>
    <style:style style:name="T14" style:family="text">
      <style:text-properties style:font-name="Arial" fo:font-size="12pt" fo:language="ca" fo:country="ES" style:font-size-asian="12pt" style:font-size-complex="12pt"/>
    </style:style>
    <style:style style:name="T15" style:family="text">
      <style:text-properties style:font-name="Arial" fo:font-size="12pt" fo:language="ca" fo:country="ES" officeooo:rsid="00556de8" style:font-size-asian="12pt" style:font-size-complex="12pt"/>
    </style:style>
    <style:style style:name="T16" style:family="text">
      <style:text-properties style:font-name="Arial" fo:font-size="12pt" fo:language="ca" fo:country="ES" officeooo:rsid="0056a91e" style:font-size-asian="12pt" style:font-size-complex="12pt"/>
    </style:style>
    <style:style style:name="T17" style:family="text">
      <style:text-properties style:font-name="Arial" fo:font-size="12pt" fo:language="ca" fo:country="ES" officeooo:rsid="0059feb0" style:font-size-asian="12pt" style:font-size-complex="12pt"/>
    </style:style>
    <style:style style:name="T18" style:family="text">
      <style:text-properties style:font-name="Arial" fo:font-size="12pt" fo:language="ca" fo:country="ES" officeooo:rsid="006550fc" style:font-size-asian="12pt" style:font-size-complex="12pt"/>
    </style:style>
    <style:style style:name="T19" style:family="text">
      <style:text-properties style:font-name="Arial" fo:font-size="12pt" fo:language="ca" fo:country="ES" officeooo:rsid="0065c769" style:font-size-asian="12pt" style:font-size-complex="12pt"/>
    </style:style>
    <style:style style:name="T20" style:family="text">
      <style:text-properties style:font-name="Arial" fo:font-size="12pt" fo:language="ca" fo:country="ES" officeooo:rsid="0068aef9" style:font-size-asian="12pt" style:font-size-complex="12pt"/>
    </style:style>
    <style:style style:name="T21" style:family="text">
      <style:text-properties style:font-name="Arial" fo:font-size="12pt" fo:language="ca" fo:country="ES" officeooo:rsid="006f18e5" style:font-size-asian="12pt" style:font-size-complex="12pt"/>
    </style:style>
    <style:style style:name="T22" style:family="text">
      <style:text-properties style:font-name="Arial" fo:font-size="12pt" fo:language="ca" fo:country="ES" officeooo:rsid="00727ecd" style:font-size-asian="12pt" style:font-size-complex="12pt"/>
    </style:style>
    <style:style style:name="T23" style:family="text">
      <style:text-properties style:font-name="Arial" fo:font-size="12pt" fo:language="ca" fo:country="ES" officeooo:rsid="007282eb" style:font-size-asian="12pt" style:font-size-complex="12pt"/>
    </style:style>
    <style:style style:name="T24" style:family="text">
      <style:text-properties style:font-name="Arial" fo:font-size="12pt" fo:language="ca" fo:country="ES" officeooo:rsid="00769e95" style:font-size-asian="12pt" style:font-size-complex="12pt"/>
    </style:style>
    <style:style style:name="T25" style:family="text"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style:style style:name="T26" style:family="text">
      <style:text-properties style:font-name="Arial" fo:font-size="12pt" fo:language="ca" fo:country="ES" fo:font-weight="bold" officeooo:rsid="00556de8" style:font-size-asian="12pt" style:font-weight-asian="bold" style:font-size-complex="12pt" style:font-weight-complex="bold"/>
    </style:style>
    <style:style style:name="T27" style:family="text">
      <style:text-properties style:font-name="Arial" fo:font-size="12pt" fo:language="ca" fo:country="ES" fo:font-weight="bold" officeooo:rsid="0068aef9" style:font-size-asian="12pt" style:font-weight-asian="bold" style:font-size-complex="12pt" style:font-weight-complex="bold"/>
    </style:style>
    <style:style style:name="T28" style:family="text">
      <style:text-properties style:font-name="Arial" fo:font-size="12pt" fo:language="ca" fo:country="ES" fo:font-weight="bold" officeooo:rsid="0059feb0" style:font-size-asian="12pt" style:font-weight-asian="bold" style:font-size-complex="12pt" style:font-weight-complex="bold"/>
    </style:style>
    <style:style style:name="T29" style:family="text">
      <style:text-properties style:font-name="Arial" fo:font-size="12pt" fo:language="ca" fo:country="ES" fo:font-weight="bold" officeooo:rsid="006f18e5" style:font-size-asian="12pt" style:font-weight-asian="bold" style:font-size-complex="12pt" style:font-weight-complex="bold"/>
    </style:style>
    <style:style style:name="T30" style:family="text">
      <style:text-properties style:font-name="Arial" fo:font-size="12pt" fo:language="ca" fo:country="ES" fo:font-weight="bold" officeooo:rsid="0065c769" style:font-size-asian="12pt" style:font-weight-asian="bold" style:font-size-complex="12pt" style:font-weight-complex="bold"/>
    </style:style>
    <style:style style:name="T31" style:family="text">
      <style:text-properties style:font-name="Arial" fo:font-size="12pt" fo:language="ca" fo:country="ES" fo:font-weight="bold" officeooo:rsid="00727ecd" style:font-size-asian="12pt" style:font-weight-asian="bold" style:font-size-complex="12pt" style:font-weight-complex="bold"/>
    </style:style>
    <style:style style:name="T32" style:family="text">
      <style:text-properties style:font-name="Arial" fo:font-size="12pt" fo:language="ca" fo:country="ES" fo:font-weight="bold" officeooo:rsid="00769e95" style:font-size-asian="12pt" style:font-weight-asian="bold" style:font-size-complex="12pt" style:font-weight-complex="bold"/>
    </style:style>
    <style:style style:name="T33" style:family="text">
      <style:text-properties style:font-name="Arial" fo:font-size="12pt" officeooo:rsid="0045f745" style:font-size-asian="12pt" style:font-size-complex="12pt"/>
    </style:style>
    <style:style style:name="T34" style:family="text">
      <style:text-properties style:font-name="Arial" fo:font-size="12pt" officeooo:rsid="00556de8" style:font-size-asian="12pt" style:font-size-complex="12pt"/>
    </style:style>
    <style:style style:name="T35" style:family="text">
      <style:text-properties style:font-name="Arial" fo:font-size="12pt" officeooo:rsid="0059feb0" style:font-size-asian="12pt" style:font-size-complex="12pt"/>
    </style:style>
    <style:style style:name="T36" style:family="text">
      <style:text-properties style:font-name="Arial" fo:font-size="12pt" officeooo:rsid="0068aef9" style:font-size-asian="12pt" style:font-size-complex="12pt"/>
    </style:style>
    <style:style style:name="T37" style:family="text">
      <style:text-properties style:font-name="Arial" fo:font-size="12pt" officeooo:rsid="006a93a2" style:font-size-asian="12pt" style:font-size-complex="12pt"/>
    </style:style>
    <style:style style:name="T38" style:family="text">
      <style:text-properties style:font-name="Arial" fo:font-size="12pt" officeooo:rsid="0071beaf" style:font-size-asian="12pt" style:font-size-complex="12pt"/>
    </style:style>
    <style:style style:name="T39" style:family="text">
      <style:text-properties style:font-name="Arial" fo:font-size="12pt" officeooo:rsid="0074640a" style:font-size-asian="12pt" style:font-size-complex="12pt"/>
    </style:style>
    <style:style style:name="T40" style:family="text">
      <style:text-properties style:font-name="Arial" fo:font-size="12pt" officeooo:rsid="00769e95" style:font-size-asian="12pt" style:font-size-complex="12pt"/>
    </style:style>
    <style:style style:name="T41" style:family="text">
      <style:text-properties style:font-name="Arial" fo:font-size="12pt" officeooo:rsid="0076ee44" style:font-size-asian="12pt" style:font-size-complex="12pt"/>
    </style:style>
    <style:style style:name="T42" style:family="text">
      <style:text-properties style:font-name="Arial" fo:font-size="12pt" officeooo:rsid="00786b9a" style:font-size-asian="12pt" style:font-size-complex="12pt"/>
    </style:style>
    <style:style style:name="T43" style:family="text">
      <style:text-properties fo:color="#ff0000" loext:opacity="100%" style:font-name="Arial Black" fo:font-size="18pt" fo:language="ca" fo:country="ES" fo:font-weight="bold" officeooo:rsid="00556de8" style:font-size-asian="18pt" style:font-weight-asian="bold" style:font-size-complex="18pt" style:font-weight-complex="bold"/>
    </style:style>
    <style:style style:name="T44" style:family="text">
      <style:text-properties fo:color="#ff0000" loext:opacity="100%" style:font-name="Arial Black" fo:font-size="18pt" fo:language="ca" fo:country="ES" fo:font-weight="bold" officeooo:rsid="0071beaf" style:font-size-asian="18pt" style:font-weight-asian="bold" style:font-size-complex="18pt" style:font-weight-complex="bold"/>
    </style:style>
    <style:style style:name="T45" style:family="text">
      <style:text-properties officeooo:rsid="0068aef9"/>
    </style:style>
    <style:style style:name="T46" style:family="text">
      <style:text-properties fo:color="#0000ff" loext:opacity="100%" style:font-name="Arial" fo:font-size="12pt" fo:language="ca" fo:country="ES" officeooo:rsid="0059feb0" style:font-size-asian="12pt" style:font-size-complex="12pt"/>
    </style:style>
    <style:style style:name="T47" style:family="text">
      <style:text-properties officeooo:rsid="006a93a2"/>
    </style:style>
    <style:style style:name="T48" style:family="text">
      <style:text-properties officeooo:rsid="0071beaf"/>
    </style:style>
    <style:style style:name="T49" style:family="text">
      <style:text-properties officeooo:rsid="0074640a"/>
    </style:style>
    <style:style style:name="T50" style:family="text">
      <style:text-properties officeooo:rsid="00769e95"/>
    </style:style>
    <style:style style:name="T51" style:family="text">
      <style:text-properties officeooo:rsid="0076ee44"/>
    </style:style>
    <style:style style:name="T52" style:family="text">
      <style:text-properties officeooo:rsid="0079239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ivitat 0<text:span text:style-name="T48">2</text:span></text:p>
      <text:p text:style-name="P9"><text:span text:style-name="T43">A</text:span><text:span text:style-name="T44">ltres servidors web amb docker</text:span></text:p>
      <text:p text:style-name="P21"/>
      <text:p text:style-name="P30">httpd</text:p>
      <text:list xml:id="list3154695984" text:style-name="L1">
        <text:list-item>
          <text:p text:style-name="P12"><text:span text:style-name="T45">Cada membre de l’equip ha de c</text:span>rea<text:span text:style-name="T47">r</text:span> <text:span text:style-name="T47">al servidor </text:span>un contenidor amb el nom <text:span text:style-name="T9">c</text:span><text:span text:style-name="T8">ont</text:span><text:span text:style-name="T11">Httpd</text:span><text:span text:style-name="T10">NomMembre</text:span> amb la imatge <text:span text:style-name="T48">httpd, que siga accessible per un port diferent del 80 (i diferent per a cada membre de l’equip).</text:span></text:p>
        </text:list-item>
      </text:list>
      <text:p text:style-name="P4"/>
      <table:table table:name="Taula9" table:style-name="Taula9">
        <table:table-column table:style-name="Taula9.A"/>
        <table:table-row>
          <table:table-cell table:style-name="Taula9.A1" office:value-type="string">
            <text:p text:style-name="P6"/>
          </table:table-cell>
        </table:table-row>
        <table:table-row>
          <table:table-cell table:style-name="Taula9.A2" office:value-type="string">
            <text:p text:style-name="P10"><text:span text:style-name="T33">Captura </text:span><text:span text:style-name="T38">1</text:span><text:span text:style-name="T33">. </text:span><text:span text:style-name="T34">docker ps -a </text:span><text:span text:style-name="T38">| grep Httpd </text:span><text:span text:style-name="T37">(amb tots els contenidors </text:span><text:span text:style-name="T38">Httpd </text:span><text:span text:style-name="T37">del grup)</text:span></text:p>
          </table:table-cell>
        </table:table-row>
      </table:table>
      <text:p text:style-name="P4"/>
      <text:list xml:id="list1839691777" text:style-name="L3">
        <text:list-item>
          <text:p text:style-name="P24"><text:span text:style-name="T20">Cada membre ha de m</text:span><text:span text:style-name="T17">odifica</text:span><text:span text:style-name="T20">r</text:span><text:span text:style-name="T17"> el contingut del fitxer</text:span><text:span text:style-name="T46"> index.html</text:span><text:span text:style-name="T17"> </text:span><text:span text:style-name="T22">del seu contenidor </text:span><text:span text:style-name="T17">per identificar </text:span><text:span text:style-name="T18">que és </text:span><text:span text:style-name="T20">s</text:span><text:span text:style-name="T18">eu</text:span><text:span text:style-name="T17">. </text:span><text:span text:style-name="T20">Ha d’</text:span><text:span text:style-name="T17">i</text:span><text:span text:style-name="T20">nse</text:span><text:span text:style-name="T17">r</text:span><text:span text:style-name="T20">ir</text:span><text:span text:style-name="T17"> </text:span><text:span text:style-name="T30">el </text:span><text:span text:style-name="T27">s</text:span><text:span text:style-name="T30">eu nom</text:span><text:span text:style-name="T19"> i </text:span><text:span text:style-name="T17">una </text:span><text:span text:style-name="T28">imatge</text:span><text:span text:style-name="T17"> que trie en aquest fitxer (</text:span><text:span text:style-name="T20">es</text:span><text:span text:style-name="T17"> pot baixar utilitzant la instrucció wget). <text:s/></text:span><text:span text:style-name="T23">També caldrà almenys instal·lar l’editor nano per poder modificar-ho.</text:span></text:p>
        </text:list-item>
        <text:list-item>
          <text:p text:style-name="P33"><text:span text:style-name="T23">T</text:span><text:span text:style-name="T14">ambé ha d’incloure un fitxer </text:span><text:span text:style-name="T25">estils.css</text:span><text:span text:style-name="T14"> on donar aspecte a la pàgina principal del servidor en el docker.</text:span></text:p>
        </text:list-item>
        <text:list-item>
          <text:p text:style-name="P25"><text:span text:style-name="T16">Sense apagar el contenidor, </text:span><text:span text:style-name="T20">s’ha de </text:span><text:span text:style-name="T16">c</text:span><text:span text:style-name="T15">rea</text:span><text:span text:style-name="T20">r</text:span><text:span text:style-name="T15"> una imatge amb el nom </text:span><text:span text:style-name="T21">(tot en minúscules, si no, no l’acceptarà):</text:span><text:span text:style-name="T15"> </text:span><text:span text:style-name="T26">imatge</text:span><text:span text:style-name="T31">httpd</text:span><text:span text:style-name="T29">n</text:span><text:span text:style-name="T27">om</text:span><text:span text:style-name="T29">m</text:span><text:span text:style-name="T27">embre</text:span><text:span text:style-name="T15">.</text:span></text:p>
        </text:list-item>
      </text:list>
      <text:p text:style-name="P27"><text:span text:style-name="T15"/></text:p>
      <table:table table:name="Taula10" table:style-name="Taula10">
        <table:table-column table:style-name="Taula10.A"/>
        <table:table-row>
          <table:table-cell table:style-name="Taula10.A1" office:value-type="string">
            <text:p text:style-name="P6"/>
          </table:table-cell>
        </table:table-row>
        <table:table-row>
          <table:table-cell table:style-name="Taula10.A2" office:value-type="string">
            <text:p text:style-name="P10"><text:span text:style-name="T33">Captura </text:span><text:span text:style-name="T39">2</text:span><text:span text:style-name="T33">. </text:span><text:span text:style-name="T34">docker image ls </text:span><text:span text:style-name="T41">| grep httpd </text:span><text:span text:style-name="T37">(amb totes les imatges del grup)</text:span></text:p>
          </table:table-cell>
        </table:table-row>
      </table:table>
      <text:p text:style-name="P3"/>
      <text:list text:style-name="L5">
        <text:list-item>
          <text:p text:style-name="P17"><text:span text:style-name="T45">Cal a</text:span>cced<text:span text:style-name="T45">ir</text:span> des del navegador, pel port corresponent al<text:span text:style-name="T45">s</text:span> servidor<text:span text:style-name="T45">s</text:span> web que acabe<text:span text:style-name="T45">u de crear cada membre de l’equip </text:span><text:span text:style-name="T49">i comprovar els canvis en l’inici d’httpd.</text:span></text:p>
        </text:list-item>
      </text:list>
      <text:p text:style-name="P5"/>
      <table:table table:name="Taula12" table:style-name="Taula12">
        <table:table-column table:style-name="Taula12.A"/>
        <table:table-row>
          <table:table-cell table:style-name="Taula12.A1" office:value-type="string">
            <text:p text:style-name="P7"/>
          </table:table-cell>
        </table:table-row>
        <table:table-row>
          <table:table-cell table:style-name="Taula12.A2" office:value-type="string">
            <text:p text:style-name="P11"><text:span text:style-name="T33">Captura </text:span><text:span text:style-name="T39">3</text:span><text:span text:style-name="T33">. </text:span><text:span text:style-name="T35">Navegador web amb l</text:span><text:span text:style-name="T36">es</text:span><text:span text:style-name="T35"> pàgin</text:span><text:span text:style-name="T36">es</text:span><text:span text:style-name="T35"> web </text:span><text:span text:style-name="T36">en ports diferents </text:span><text:span text:style-name="T37">(una captura per cada servidor web de l’equip)</text:span></text:p>
          </table:table-cell>
        </table:table-row>
      </table:table>
      <text:p text:style-name="P28"/>
      <text:p text:style-name="P28"/>
      <text:p text:style-name="P31"><text:soft-page-break/>nginx</text:p>
      <text:list xml:id="list114344414703017" text:continue-list="list3154695984" text:style-name="L1">
        <text:list-item>
          <text:p text:style-name="P13"><text:span text:style-name="T45">Cada membre de l’equip ha de c</text:span>rea<text:span text:style-name="T47">r</text:span> <text:span text:style-name="T47">al servidor </text:span>un contenidor amb el nom <text:span text:style-name="T9">c</text:span><text:span text:style-name="T8">ont</text:span><text:span text:style-name="T12">Nginx</text:span><text:span text:style-name="T10">NomMembre</text:span> amb la imatge <text:span text:style-name="T50">nginx</text:span><text:span text:style-name="T48">, que siga accessible per un port diferent del 80 (i diferent per a cada membre de l’equip).</text:span></text:p>
        </text:list-item>
      </text:list>
      <text:p text:style-name="P16"/>
      <table:table table:name="Taula1" table:style-name="Taula1">
        <table:table-column table:style-name="Taula1.A"/>
        <table:table-row>
          <table:table-cell table:style-name="Taula1.A1" office:value-type="string">
            <text:p text:style-name="P36"/>
          </table:table-cell>
        </table:table-row>
        <table:table-row>
          <table:table-cell table:style-name="Taula1.A2" office:value-type="string">
            <text:p text:style-name="P39"><text:span text:style-name="T33">Captura </text:span><text:span text:style-name="T40">4</text:span><text:span text:style-name="T33">. </text:span><text:span text:style-name="T34">docker ps -a </text:span><text:span text:style-name="T38">| grep </text:span><text:span text:style-name="T40">Nginx</text:span><text:span text:style-name="T38"> </text:span><text:span text:style-name="T37">(amb tots els contenidors </text:span><text:span text:style-name="T40">nginx</text:span><text:span text:style-name="T38"> </text:span><text:span text:style-name="T37">del grup)</text:span></text:p>
          </table:table-cell>
        </table:table-row>
      </table:table>
      <text:p text:style-name="P16"/>
      <text:list xml:id="list114343786121322" text:continue-list="list1839691777" text:style-name="L3">
        <text:list-item>
          <text:p text:style-name="P26"><text:span text:style-name="T20">Cada membre ha de m</text:span><text:span text:style-name="T17">odifica</text:span><text:span text:style-name="T20">r</text:span><text:span text:style-name="T17"> el contingut del fitxer</text:span><text:span text:style-name="T46"> index.html</text:span><text:span text:style-name="T17"> </text:span><text:span text:style-name="T22">del seu contenidor </text:span><text:span text:style-name="T17">per identificar </text:span><text:span text:style-name="T18">que és </text:span><text:span text:style-name="T20">s</text:span><text:span text:style-name="T18">eu</text:span><text:span text:style-name="T17">. </text:span><text:span text:style-name="T20">Ha d’</text:span><text:span text:style-name="T17">i</text:span><text:span text:style-name="T20">nse</text:span><text:span text:style-name="T17">r</text:span><text:span text:style-name="T20">ir</text:span><text:span text:style-name="T17"> </text:span><text:span text:style-name="T30">el </text:span><text:span text:style-name="T27">s</text:span><text:span text:style-name="T30">eu nom</text:span><text:span text:style-name="T19"> i </text:span><text:span text:style-name="T17">una </text:span><text:span text:style-name="T28">imatge</text:span><text:span text:style-name="T17"> </text:span><text:span text:style-name="T24">diferent de la del contenidor httpd.</text:span></text:p>
        </text:list-item>
        <text:list-item>
          <text:p text:style-name="P34"><text:span text:style-name="T23">T</text:span><text:span text:style-name="T14">ambé ha d’incloure un fitxer </text:span><text:span text:style-name="T25">estils.css</text:span><text:span text:style-name="T14"> on donar aspecte a la pàgina principal del servidor en el docker.</text:span></text:p>
        </text:list-item>
        <text:list-item>
          <text:p text:style-name="P26"><text:span text:style-name="T16">Sense apagar el contenidor, </text:span><text:span text:style-name="T20">s’ha de </text:span><text:span text:style-name="T16">c</text:span><text:span text:style-name="T15">rea</text:span><text:span text:style-name="T20">r</text:span><text:span text:style-name="T15"> una imatge amb el nom </text:span><text:span text:style-name="T21">(tot en minúscules, si no, no l’acceptarà):</text:span><text:span text:style-name="T15"> </text:span><text:span text:style-name="T26">imatge</text:span><text:span text:style-name="T32">nginx</text:span><text:span text:style-name="T29">n</text:span><text:span text:style-name="T27">om</text:span><text:span text:style-name="T29">m</text:span><text:span text:style-name="T27">embre</text:span><text:span text:style-name="T15">.</text:span></text:p>
        </text:list-item>
      </text:list>
      <text:p text:style-name="P29"><text:span text:style-name="T15"/>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36"/>
          </table:table-cell>
        </table:table-row>
        <table:table-row>
          <table:table-cell table:style-name="Taula2.A2" office:value-type="string">
            <text:p text:style-name="P39"><text:span text:style-name="T33">Captura </text:span><text:span text:style-name="T41">5</text:span><text:span text:style-name="T33">. </text:span><text:span text:style-name="T34">docker image ls </text:span><text:span text:style-name="T41">| grep nginx </text:span><text:span text:style-name="T37">(amb totes les imatges del grup)</text:span></text:p>
          </table:table-cell>
        </table:table-row>
      </table:table>
      <text:p text:style-name="P20"/>
      <text:list text:style-name="L6">
        <text:list-item>
          <text:p text:style-name="P18"><text:span text:style-name="T45">Cal a</text:span>cced<text:span text:style-name="T45">ir</text:span> des del navegador, pel port corresponent al<text:span text:style-name="T45">s</text:span> servidor<text:span text:style-name="T45">s</text:span> web que acabe<text:span text:style-name="T45">u de crear cada membre de l’equip </text:span><text:span text:style-name="T49">i comprovar els canvis en l’inici </text:span><text:span text:style-name="T51">del contenidor nginx</text:span><text:span text:style-name="T49">.</text:span></text:p>
        </text:list-item>
      </text:list>
      <text:p text:style-name="P19"/>
      <table:table table:name="Taula3" table:style-name="Taula3">
        <table:table-column table:style-name="Taula3.A"/>
        <table:table-row>
          <table:table-cell table:style-name="Taula3.A1" office:value-type="string">
            <text:p text:style-name="P36"/>
          </table:table-cell>
        </table:table-row>
        <table:table-row>
          <table:table-cell table:style-name="Taula3.A2" office:value-type="string">
            <text:p text:style-name="P39"><text:span text:style-name="T33">Captura </text:span><text:span text:style-name="T41">6</text:span><text:span text:style-name="T33">. </text:span><text:span text:style-name="T35">Navegador web amb l</text:span><text:span text:style-name="T36">es</text:span><text:span text:style-name="T35"> pàgin</text:span><text:span text:style-name="T36">es</text:span><text:span text:style-name="T35"> web </text:span><text:span text:style-name="T36">en ports diferents </text:span><text:span text:style-name="T37">(una captura per cada servidor web de l’equip)</text:span></text:p>
          </table:table-cell>
        </table:table-row>
      </table:table>
      <text:p text:style-name="P29"/>
      <text:p text:style-name="P15"/>
      <text:p text:style-name="P15"/>
      <text:p text:style-name="P15"/>
      <text:p text:style-name="P15"/>
      <text:p text:style-name="P15"/>
      <text:p text:style-name="P32"><text:soft-page-break/>Apache en el servidor</text:p>
      <text:p text:style-name="P22"/>
      <text:p text:style-name="P23"><text:tab/>En el servidor, s’ha d’instal·lar el servidor web Apache2. A continuació, s’ha de fer un backup del fitxer d’inici index.html (per exemple copiar-lo a index.html.old) i crear un nou fitxer index.html, inici del lloc web del servidor.</text:p>
      <text:p text:style-name="P23"/>
      <text:p text:style-name="P23"><text:tab/>En aquesta pàgina inicial hi haurà un missatge de benvinguda amb el nom de l’equip, una imatge i un llistat dels noms dels seus membres. Els noms seran un enllaç a una pàgina particular de cada membre, amb el nom <text:span text:style-name="T8">indexNomMembre.html</text:span>. <text:span text:style-name="T52">Aquesta pàgina també tindrà un fitxer </text:span><text:span text:style-name="T13">estils.css</text:span><text:span text:style-name="T52"> associat en el que es modificarà l’aspecte de la pàgina inicial.</text:span></text:p>
      <text:p text:style-name="P23"/>
      <table:table table:name="Taula4" table:style-name="Taula4">
        <table:table-column table:style-name="Taula4.A"/>
        <table:table-row>
          <table:table-cell table:style-name="Taula4.A1" office:value-type="string">
            <text:p text:style-name="P37"/>
          </table:table-cell>
        </table:table-row>
        <table:table-row>
          <table:table-cell table:style-name="Taula4.A2" office:value-type="string">
            <text:p text:style-name="P40"><text:span text:style-name="T33">Captura </text:span><text:span text:style-name="T41">7</text:span><text:span text:style-name="T33">. </text:span><text:span text:style-name="T41">Pàgina inicial del servidor de l’equip</text:span></text:p>
          </table:table-cell>
        </table:table-row>
      </table:table>
      <text:p text:style-name="P23"/>
      <text:p text:style-name="P23"><text:tab/>En la seua pàgina particular, cada membre del grup ha de mostrar un missatge de benvinguda, una imatge i una llista que es corresponga a enllaços a la pàgina d’inici de cadascun dels 3 contenidors que ha creat fins ara (Apache2, Httpd i Nginx). <text:span text:style-name="T52">Aquests fitxers estaran dins de la carpeta amb nom </text:span><text:span text:style-name="T13">pagines</text:span><text:span text:style-name="T52"> (que s’ha de crear) i també tindran un fitxer d’estils associat </text:span><text:span text:style-name="T13">estilsNomMembre.css</text:span><text:span text:style-name="T52"> per canviar l’aspecte de la pàgina.</text:span></text:p>
      <text:p text:style-name="P23"/>
      <table:table table:name="Taula5" table:style-name="Taula5">
        <table:table-column table:style-name="Taula5.A"/>
        <table:table-row>
          <table:table-cell table:style-name="Taula5.A1" office:value-type="string">
            <text:p text:style-name="P38"/>
          </table:table-cell>
        </table:table-row>
        <table:table-row>
          <table:table-cell table:style-name="Taula5.A2" office:value-type="string">
            <text:p text:style-name="P41"><text:span text:style-name="T33">Captura </text:span><text:span text:style-name="T42">8</text:span><text:span text:style-name="T33">. </text:span><text:span text:style-name="T41">Pàgin</text:span><text:span text:style-name="T42">es inicials de cada membre de l’equip</text:span></text:p>
          </table:table-cell>
        </table:table-row>
      </table:table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solas" style:family="paragraph" style:parent-style-name="Standard">
      <style:paragraph-properties fo:line-height="150%"/>
      <style:text-properties style:font-name="Arial" fo:font-family="Arial" style:font-family-generic="swiss" style:font-pitch="variable" fo:font-size="12pt" fo:language="ca" fo:country="ES" officeooo:rsid="00660308" style:font-size-asian="12pt" style:font-size-complex="12pt"/>
    </style:style>
    <style:style style:name="Courier" style:family="paragraph" style:parent-style-name="Consolas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1dd7b"/>
    </style:style>
    <style:style style:name="MP2" style:family="paragraph" style:parent-style-name="Footer">
      <style:text-properties officeooo:paragraph-rsid="0022aca2"/>
    </style:style>
    <style:style style:name="MT1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21dd7b" style:font-size-asian="12pt" style:font-weight-asian="bold" style:font-size-complex="12pt" style:font-weight-complex="bold"/>
    </style:style>
    <style:style style:name="MT2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2c7685" style:font-size-asian="12pt" style:font-weight-asian="bold" style:font-size-complex="12pt" style:font-weight-complex="bold"/>
    </style:style>
    <style:style style:name="MT3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660308" style:font-size-asian="12pt" style:font-weight-asian="bold" style:font-size-complex="12pt" style:font-weight-complex="bold"/>
    </style:style>
    <style:style style:name="MT4" style:family="text">
      <style:text-properties fo:color="#8b0000" loext:opacity="100%" style:font-name="Arial" fo:font-weight="bold" officeooo:rsid="0022aca2" style:font-weight-asian="bold" style:font-weight-complex="bold" style:text-overline-style="solid" style:text-overline-width="auto" style:text-overline-color="font-color"/>
    </style:style>
    <style:style style:name="MT5" style:family="text">
      <style:text-properties fo:color="#8b0000" loext:opacity="100%" style:font-name="Arial" fo:font-weight="bold" officeooo:rsid="0056a91e" style:font-weight-asian="bold" style:font-weight-complex="bold" style:text-overline-style="solid" style:text-overline-width="auto" style:text-overline-color="font-color"/>
    </style:style>
    <style:style style:name="MT6" style:family="text">
      <style:text-properties fo:color="#8b0000" loext:opacity="100%" style:font-name="Arial" fo:font-weight="bold" officeooo:rsid="003ed76b" style:font-weight-asian="bold" style:font-weight-complex="bold" style:text-overline-style="solid" style:text-overline-width="auto" style:text-overline-color="font-color"/>
    </style:style>
    <style:style style:name="MT7" style:family="text">
      <style:text-properties fo:color="#8b0000" loext:opacity="100%" style:font-name="Arial" fo:font-weight="bold" officeooo:rsid="0076ee44" style:font-weight-asian="bold" style:font-weight-complex="bold" style:text-overline-style="solid" style:text-overline-width="auto" style:text-ov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ES Lluís Simarro<text:tab/>Curs </text:span><text:span text:style-name="MT2">2</text:span><text:span text:style-name="MT3">2</text:span><text:span text:style-name="MT1">/2</text:span><text:span text:style-name="MT3">3</text:span><text:span text:style-name="MT1"><text:tab/></text:span><text:span text:style-name="MT3">2n</text:span><text:span text:style-name="MT1"> </text:span><text:span text:style-name="MT3">DAW</text:span><text:span text:style-name="MT1"> - </text:span><text:span text:style-name="MT3">DAW</text:span></text:p>
      </style:header>
      <style:footer>
        <text:p text:style-name="MP2"><text:span text:style-name="MT4">Activitat </text:span><text:span text:style-name="MT5">docker</text:span><text:span text:style-name="MT6"> 0</text:span><text:span text:style-name="MT7">2</text:span><text:span text:style-name="MT6"><text:tab/></text:span><text:span text:style-name="MT4"><text:tab/>Pàgina </text:span><text:span text:style-name="MT4"><text:page-number text:select-page="current">2</text:page-number></text:span><text:span text:style-name="MT4">/</text:span><text:span text:style-name="MT4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4.0.3$Windows_X86_64 LibreOffice_project/f85e47c08ddd19c015c0114a68350214f7066f5a</meta:generator>
    <dc:date>2022-09-27T11:42:01.384000000</dc:date>
    <meta:editing-duration>PT5H15M32S</meta:editing-duration>
    <meta:editing-cycles>94</meta:editing-cycles>
    <meta:document-statistic meta:table-count="8" meta:image-count="0" meta:object-count="0" meta:page-count="3" meta:paragraph-count="28" meta:word-count="599" meta:character-count="3456" meta:non-whitespace-character-count="2890"/>
  </office:meta>
</office:document-meta>
</file>